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9ab4" officeooo:paragraph-rsid="001c9ab4"/>
    </style:style>
    <style:style style:name="P2" style:family="paragraph" style:parent-style-name="Standard">
      <style:paragraph-properties fo:text-align="justify" style:justify-single-word="false"/>
      <style:text-properties officeooo:paragraph-rsid="001c9ab4" fo:background-color="#1f1f1f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ac16a" officeooo:paragraph-rsid="001ac16a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1ac16a" officeooo:paragraph-rsid="001dcd88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c9ab4" officeooo:paragraph-rsid="001c9ab4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1dcd88" officeooo:paragraph-rsid="001dcd88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1dcd88" officeooo:paragraph-rsid="001dcd88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1dcd88" officeooo:paragraph-rsid="001dcd88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1e87c9" officeooo:paragraph-rsid="001e87c9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9b78d" officeooo:paragraph-rsid="0019b78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none" fo:font-weight="bold" officeooo:rsid="001ac16a" officeooo:paragraph-rsid="001ac16a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none" fo:font-weight="bold" officeooo:rsid="001c9ab4" officeooo:paragraph-rsid="001c9ab4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5pt" style:text-underline-style="none" fo:font-weight="bold" officeooo:rsid="001dcd88" officeooo:paragraph-rsid="001dcd88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officeooo:rsid="001ac16a" officeooo:paragraph-rsid="001ac16a" style:font-size-asian="15pt" style:font-style-asian="normal" style:font-weight-asian="bold" style:font-size-complex="15pt" style:font-style-complex="normal" style:font-weight-complex="bold"/>
    </style:style>
    <style:style style:name="P15" style:family="paragraph">
      <loext:graphic-properties draw:fill="solid" draw:fill-color="#cccccc"/>
    </style:style>
    <style:style style:name="T1" style:family="text">
      <style:text-properties style:text-underline-style="none"/>
    </style:style>
    <style:style style:name="T2" style:family="text">
      <style:text-properties officeooo:rsid="001dcd88"/>
    </style:style>
    <style:style style:name="T3" style:family="text">
      <style:text-properties style:font-name="Liberation Serif" loext:padding="0cm" loext:border="none"/>
    </style:style>
    <style:style style:name="T4" style:family="text">
      <style:text-properties style:font-name="Liberation Serif" fo:font-weight="bold" style:font-weight-asian="bold" style:font-weight-complex="bold" loext:padding="0cm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cd88" style:font-weight-asian="bold" style:font-weight-complex="bold"/>
    </style:style>
    <style:style style:name="T7" style:family="text">
      <style:text-properties officeooo:rsid="002050d0"/>
    </style:style>
    <style:style style:name="T8" style:family="text">
      <style:text-properties fo:color="#c9211e" loext:opacity="100%"/>
    </style:style>
    <style:style style:name="gr1" style:family="graphic">
      <style:graphic-properties draw:stroke="none" svg:stroke-color="#000000" draw:fill="solid" draw:fill-color="#cccccc" fo:min-height="2.4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cccccc" fo:min-height="6.33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2cm" svg:stroke-color="#111111" draw:marker-start-width="3.348cm" draw:marker-end-width="3.348cm" draw:fill="solid" draw:fill-color="#cccccc" fo:min-height="5.8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Qué es JS</text:p>
      <text:p text:style-name="P3">J<text:span text:style-name="T7">avaScript</text:span> es un lenguaje interpretado que se suele usar en el HTML, y su función básicamente es poder hacer acciones en el mismo HTML que este no podría hacer. Ejemplo: queremos que al pulsar un botón, el fondo se ponga verde, pues como el HTML no puede hacerlo, debemos recurrir a JS.</text:p>
      <text:p text:style-name="P3">Aviso: es muy parecido a Java, por lo que muchas funciones son iguales o parecidas.</text:p>
      <text:p text:style-name="P3"/>
      <text:p text:style-name="P14">Tipos de variables</text:p>
      <text:p text:style-name="P3">En JS tenemos varios tipos de variables, como en todos los lenguajes (Arrays, String, Boolean, Float, etc.) <text:span text:style-name="T5">PERO NO SE DEFINEN AL CREAR LA VARIABLE.</text:span></text:p>
      <text:p text:style-name="P3">En su lugar crearemos una variable (var) vacía o no, la cual seleccionará su tipo de variable automáticamente.</text:p>
      <text:p text:style-name="P3">(Ejemplo: var ejemplo = true |ejemplo es Booleana|, var ejemplo = 2 |Ejemplo es Number (similar a int)|, var ejemplo = “2” |ejemplo es String|)</text:p>
      <text:p text:style-name="P3">También podemos usar let en vez de var, es lo mismo, pero let es mas restrictivo (Se refiere a que quizá no se accesible por otros métodos o funciones).</text:p>
      <text:p text:style-name="P3"/>
      <text:p text:style-name="P11">Funciones vitales</text:p>
      <text:p text:style-name="P3">console.log: Lo usamos para sacar algo por consola (En el navegador F12).</text:p>
      <text:p text:style-name="P3">document.getElementById: Obtenemos un elemento por su id.</text:p>
      <text:p text:style-name="P3">document.getElementById.innerHTML: Obtenemos el código HTML de un elemento por su id.</text:p>
      <text:p text:style-name="P3">document.getElementById.value: Obtenemos el valor de un elemento por su id.</text:p>
      <text:p text:style-name="P3">document.getElementById.disabled: Deshabilitamos o habilitamos un elemento por su id.</text:p>
      <text:p text:style-name="P3"/>
      <text:p text:style-name="P8">USO DE LAS FUNCIONES VITALES</text:p>
      <text:p text:style-name="P6">console.log(“Mi texto”): metemos dentro de los paréntesis lo que queremos sacar por consola</text:p>
      <text:p text:style-name="P4">document.getElementById<text:span text:style-name="T2">(“id”): con eso solo obtenemos el elemento, no su valor ni código.</text:span></text:p>
      <text:p text:style-name="P4">document.getElementById<text:span text:style-name="T2">(“id”)</text:span>.innerHTML: <text:span text:style-name="T2">obtenemos el código HTML, y por supueso podemos cambiarlo así: </text:span>document.getElementById<text:span text:style-name="T2">(“id”)</text:span>.innerHTML <text:span text:style-name="T2">= “nuevo código en HTML”;</text:span></text:p>
      <text:p text:style-name="P4">document.getElementById<text:span text:style-name="T2">(“id”)</text:span>.value: <text:span text:style-name="T2">obtenemos el valor de un elemento, por ejemplo caja de texto y al igual que innerHTML, podemos cambiar esos valores de la misma forma.</text:span></text:p>
      <text:p text:style-name="P4">document.getElementById<text:span text:style-name="T2">(“id”)</text:span>.disabled: <text:span text:style-name="T2">con esto variamos el estado del elemento:</text:span></text:p>
      <text:p text:style-name="P4">document.getElementById<text:span text:style-name="T2">(“id”)</text:span>.disabled <text:span text:style-name="T2">= true → Lo </text:span><text:span text:style-name="T6">deshabilitamos</text:span></text:p>
      <text:p text:style-name="P4">document.getElementById<text:span text:style-name="T2">(“id”)</text:span>.disabled <text:span text:style-name="T2">= false → Lo </text:span><text:span text:style-name="T6">habilitamos</text:span></text:p>
      <text:p text:style-name="P3"/>
      <text:p text:style-name="P11">Comentarios</text:p>
      <text:p text:style-name="P3">Se usan igual que en Java.</text:p>
      <text:p text:style-name="P3">// : para comentar una sola línea</text:p>
      <text:p text:style-name="P3">/*: para empezar un comentario (multilínea o no)</text:p>
      <text:p text:style-name="P3">*/: para terminar un comentario (Al revés del inicio)</text:p>
      <text:p text:style-name="P3"/>
      <text:p text:style-name="P12">Como se declara/enlaza un archivo JS al HTML</text:p>
      <text:p text:style-name="P5">Esta es la estructura básica de un HTML:</text:p>
      <text:p text:style-name="P2"><draw:frame text:anchor-type="paragraph" draw:z-index="0" draw:name="Marco de texto 1" draw:style-name="gr3" draw:text-style-name="P15" svg:width="9.125cm" svg:height="5.845cm" svg:x="0.009cm" svg:y="0.28cm"><draw:text-box><text:p>&lt;!DOCTYPE html&gt;</text:p><text:p>&lt;html lang="es"&gt;</text:p><text:p><text:s text:c="4"/>&lt;head&gt;</text:p><text:p><text:s text:c="8"/>&lt;meta charset="UTF-8"&gt;</text:p><text:p><text:s text:c="8"/>&lt;meta name="viewport" content="width=device-width, initial-scale=1.0"&gt;</text:p><text:p><text:s text:c="8"/>&lt;title&gt;Ejercicios Básicos&lt;/title&gt;</text:p><text:p><text:s text:c="4"/>&lt;/head&gt;</text:p><text:p><text:s text:c="4"/>&lt;body&gt;</text:p><text:p><text:s text:c="8"/></text:p><text:p><text:s text:c="4"/>&lt;/body&gt;</text:p><text:p>&lt;/html&gt;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<text:span text:style-name="T1">Bien, pues debemos colocar “&lt;script src=”script.js”&gt;&lt;/script&gt;” al final del html, pero dentro del mismo, así:</text:span></text:p>
      <text:p text:style-name="P5"><draw:frame text:anchor-type="paragraph" draw:z-index="1" draw:name="Marco de texto 2" draw:style-name="gr2" draw:text-style-name="P15" svg:width="9.078cm" svg:height="6.331cm" svg:x="0.056cm" svg:y="0.307cm"><draw:text-box><text:p>&lt;!DOCTYPE html&gt;</text:p><text:p>&lt;html lang="es"&gt;</text:p><text:p><text:s text:c="4"/>&lt;head&gt;</text:p><text:p><text:s text:c="8"/>&lt;meta charset="UTF-8"&gt;</text:p><text:p><text:s text:c="8"/>&lt;meta name="viewport" content="width=device-width, initial-scale=1.0"&gt;</text:p><text:p><text:s text:c="8"/>&lt;title&gt;Ejercicios Básicos&lt;/title&gt;</text:p><text:p><text:s text:c="4"/>&lt;/head&gt;</text:p><text:p><text:s text:c="4"/>&lt;body&gt;</text:p><text:p><text:s text:c="8"/></text:p><text:p><text:s text:c="4"/>&lt;/body&gt;</text:p><text:p><text:s text:c="4"/><text:span text:style-name="T8">&lt;script src=”script.js”&gt;&lt;/script&gt;</text:span></text:p><text:p>&lt;/html&gt;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Funciones</text:p>
      <text:p text:style-name="P6">Una función es un bloque de código que se ejecuta cuando lo llamamos y su estructura es simple:</text:p>
      <text:p text:style-name="P6">function nombreFunción(parámetros), por ejemplo, creamos una función llamada decirHola y tenemos que pasarle un nombre.</text:p>
      <text:p text:style-name="P6">Sería así: function decirHola(nombre), <text:span text:style-name="T5">RECORDEMOS QUE NO DEFINIMOS TIPO DE VARIABLE.</text:span></text:p>
      <text:p text:style-name="P6"/>
      <text:p text:style-name="P6">De esta forma dentro de la función podremos usar “nombre”.</text:p>
      <text:p text:style-name="P6"><draw:frame text:anchor-type="paragraph" draw:z-index="2" draw:name="Marco de texto 3" draw:style-name="gr1" draw:text-style-name="P15" svg:width="8.115cm" svg:height="2.495cm" svg:x="-0.014cm" svg:y="0.411cm"><draw:text-box><text:p>function nombreFuncion(parametro)</text:p><text:p>{</text:p><text:p><text:tab/>Código….</text:p><text:p>}</text:p></draw:text-box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3">Eventos Básicos de HTML + JS</text:p>
      <text:p text:style-name="P6">En HTML tenemos una serie de eventos combinados con JS que nos permiten realizar acciones cuando se desencadena una accion, por ejemplo, que un botón haga algo cuando le hacemos click o cuando presionamos una tecla.</text:p>
      <text:p text:style-name="P6"/>
      <text:p text:style-name="P6">onclick: esta función se ejecuta cuando hacemos click en el elemento al cual le hemos puesto esto.</text:p>
      <text:p text:style-name="P6"><text:span text:style-name="Source_20_Text"><text:span text:style-name="T3">onkeypress: se ejecuta cuando presionamos una tecla.</text:span></text:span></text:p>
      <text:p text:style-name="P6"><text:span text:style-name="Source_20_Text"><text:span text:style-name="T3"/></text:span></text:p>
      <text:p text:style-name="P6"><text:span text:style-name="Source_20_Text"><text:span text:style-name="T4">USO DE LOS EVENTOS (EJEMPLOS)</text:span></text:span></text:p>
      <text:p text:style-name="P6"><text:span text:style-name="Source_20_Text"><text:span text:style-name="T3">&lt;input type=”text” onclick=”decirHola()”&gt;: esto hace que cuando le hagamos click a la caja de texto, se va al JS y ejecuta una función llamada “decirHola”</text:span></text:span></text:p>
      <text:p text:style-name="P6"><text:span text:style-name="Source_20_Text"><text:span text:style-name="T3">En el caso de keypress, es igual.</text:span></text:span></text:p>
      <text:p text:style-name="P6"><text:span text:style-name="Source_20_Text"><text:span text:style-name="T3"/></text:span></text:p>
      <text:p text:style-name="P6"><text:span text:style-name="Source_20_Text"><text:span text:style-name="T4">IMPORTANTE</text:span></text:span><text:span text:style-name="Source_20_Text"><text:span text:style-name="T3">: cuando hacemos la llamada a la función, podemos pasarle un parámetro, por ejemplo:</text:span></text:span></text:p>
      <text:p text:style-name="P6"><text:span text:style-name="Source_20_Text"><text:span text:style-name="T3">&lt;input type=”text” onclick=”decirHola(‘Juan’)”&gt;: De esta forma se va a la función “decirHola” y le pasa como parámetro “Juan”.</text:span></text:span></text:p>
      <text:p text:style-name="P5"/>
      <text:p text:style-name="P5"/>
      <text:p text:style-name="P5"><text:soft-page-break/>Con esto ya tenemos las nociones básicas, ahora toca hacer los ejercicios básicos.</text:p>
      <text:p text:style-name="P5">Encontrarás un archivo llamado “Ejercicios Básicos.js” en la misma carpeta, resuelve los ejercicios en el mismo archivo, <text:span text:style-name="T5">SIN MODIFICAR EL index.html</text:span></text:p>
      <text:p text:style-name="P9">Te animo a que intentes los ejercicios sin mirar las soluciones =)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2:07:56.516000000</meta:creation-date>
    <dc:date>2024-01-10T13:17:13.047000000</dc:date>
    <meta:editing-duration>PT57M22S</meta:editing-duration>
    <meta:editing-cycles>6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47" meta:word-count="611" meta:character-count="3952" meta:non-whitespace-character-count="3388"/>
  </office:meta>
</office:document-meta>
</file>